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May 28, 2021 (03:39: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Deciding<text:bookmark-end text:name="deciding"/></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8T15:39:50Z</meta:creation-date>
    <dc:date>2021-05-28T15:39:50Z</dc:date>
    <meta:user-defined meta:name="date" meta:value-type="string">May  28, 2021 (03:39: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